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dd27" officeooo:paragraph-rsid="0012dd2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f648f" officeooo:paragraph-rsid="000f648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648f" officeooo:paragraph-rsid="000f648f" style:font-weight-asian="normal" style:font-weight-complex="normal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0dd741" officeooo:paragraph-rsid="000dd741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style:writing-mode="lr-tb"/>
      <style:text-properties style:text-underline-style="none" fo:font-weight="normal" officeooo:rsid="000f648f" officeooo:paragraph-rsid="000f648f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text-underline-style="none" fo:font-weight="normal" officeooo:rsid="000f648f" officeooo:paragraph-rsid="00548208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text-underline-style="none" fo:font-weight="normal" officeooo:rsid="000f648f" officeooo:paragraph-rsid="001dc1cf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9" style:family="paragraph" style:parent-style-name="Standard">
      <style:paragraph-properties style:writing-mode="lr-tb"/>
      <style:text-properties style:text-underline-style="none" fo:font-weight="normal" officeooo:rsid="0012dd27" officeooo:paragraph-rsid="0012dd27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text-underline-style="none" fo:font-weight="normal" officeooo:rsid="0012dd27" officeooo:paragraph-rsid="0012dd27" style:font-weight-asian="normal" style:font-weight-complex="normal"/>
    </style:style>
    <style:style style:name="P11" style:family="paragraph" style:parent-style-name="Standard">
      <style:paragraph-properties style:writing-mode="lr-tb"/>
      <style:text-properties style:text-underline-style="none" fo:font-weight="normal" officeooo:rsid="00159626" officeooo:paragraph-rsid="00159626" style:font-weight-asian="normal" style:font-weight-complex="normal"/>
    </style:style>
    <style:style style:name="P12" style:family="paragraph" style:parent-style-name="Standard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font-style="normal" style:text-underline-style="none" fo:font-weight="normal" officeooo:rsid="00191cda" officeooo:paragraph-rsid="00191cd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style:writing-mode="lr-tb"/>
      <style:text-properties fo:font-style="normal" style:text-underline-style="none" fo:font-weight="normal" officeooo:rsid="0012dd27" officeooo:paragraph-rsid="0012dd2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style:writing-mode="lr-tb"/>
      <style:text-properties fo:font-style="normal" style:text-underline-style="none" fo:font-weight="normal" officeooo:rsid="0012dd27" officeooo:paragraph-rsid="001c738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style:writing-mode="lr-tb"/>
      <style:text-properties fo:font-style="normal" style:text-underline-style="none" fo:font-weight="normal" officeooo:rsid="001dc1cf" officeooo:paragraph-rsid="001dc1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style:writing-mode="lr-tb"/>
      <style:text-properties fo:font-style="normal" style:text-underline-style="none" fo:font-weight="normal" officeooo:rsid="0021c810" officeooo:paragraph-rsid="0021c81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tyle="normal" style:text-underline-style="none" fo:font-weight="normal" officeooo:rsid="00223139" officeooo:paragraph-rsid="0022313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font-style="normal" style:text-underline-style="none" fo:font-weight="normal" officeooo:rsid="0026f16f" officeooo:paragraph-rsid="0026f16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style:writing-mode="lr-tb"/>
      <style:text-properties fo:font-style="normal" style:text-underline-style="none" fo:font-weight="normal" officeooo:rsid="003c6796" officeooo:paragraph-rsid="003c679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style:writing-mode="lr-tb"/>
      <style:text-properties fo:font-style="normal" style:text-underline-style="none" fo:font-weight="normal" officeooo:rsid="004535f3" officeooo:paragraph-rsid="004535f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style="normal" style:text-underline-style="none" fo:font-weight="normal" officeooo:rsid="00159626" officeooo:paragraph-rsid="0015962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style="normal" style:text-underline-style="none" fo:font-weight="normal" officeooo:rsid="001094f7" officeooo:paragraph-rsid="004c40e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style:writing-mode="lr-tb"/>
      <style:text-properties fo:font-style="normal" style:text-underline-style="none" fo:font-weight="bold" officeooo:rsid="0012dd27" officeooo:paragraph-rsid="0012dd27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style:writing-mode="lr-tb"/>
      <style:text-properties fo:font-style="normal" style:text-underline-style="none" fo:font-weight="bold" officeooo:rsid="0012dd27" officeooo:paragraph-rsid="001c7386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style:writing-mode="lr-tb"/>
      <style:text-properties fo:font-style="normal" style:text-underline-style="none" fo:font-weight="bold" officeooo:rsid="00191cda" officeooo:paragraph-rsid="00191cda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style:writing-mode="lr-tb"/>
      <style:text-properties fo:font-style="normal" style:text-underline-style="none" fo:font-weight="bold" officeooo:rsid="001c7386" officeooo:paragraph-rsid="001dc1c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style:writing-mode="lr-tb"/>
      <style:text-properties fo:font-style="normal" style:text-underline-style="none" fo:font-weight="bold" officeooo:rsid="001de44c" officeooo:paragraph-rsid="001de44c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style:writing-mode="lr-tb"/>
      <style:text-properties fo:font-style="normal" style:text-underline-style="none" fo:font-weight="bold" officeooo:rsid="0021c810" officeooo:paragraph-rsid="0021c810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style:writing-mode="lr-tb"/>
      <style:text-properties fo:font-style="normal" style:text-underline-style="none" fo:font-weight="bold" officeooo:rsid="0021c810" officeooo:paragraph-rsid="0026f16f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style:writing-mode="lr-tb"/>
      <style:text-properties fo:font-style="normal" style:text-underline-style="none" fo:font-weight="bold" officeooo:rsid="00223139" officeooo:paragraph-rsid="0022313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style:writing-mode="lr-tb"/>
      <style:text-properties fo:font-style="normal" style:text-underline-style="none" fo:font-weight="bold" officeooo:rsid="0026f16f" officeooo:paragraph-rsid="0026f16f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style:writing-mode="lr-tb"/>
      <style:text-properties fo:font-style="normal" style:text-underline-style="none" fo:font-weight="bold" officeooo:rsid="001dc1cf" officeooo:paragraph-rsid="001dc1c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style:writing-mode="lr-tb"/>
      <style:text-properties fo:font-style="normal" style:text-underline-style="none" fo:font-weight="bold" officeooo:rsid="0042ce8a" officeooo:paragraph-rsid="0042ce8a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style:writing-mode="lr-tb"/>
      <style:text-properties fo:font-style="normal" style:text-underline-style="none" fo:font-weight="bold" officeooo:rsid="004535f3" officeooo:paragraph-rsid="004535f3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style:writing-mode="lr-tb"/>
      <style:text-properties officeooo:paragraph-rsid="0013846c"/>
    </style:style>
    <style:style style:name="P38" style:family="paragraph" style:parent-style-name="Standard">
      <style:paragraph-properties style:writing-mode="lr-tb"/>
      <style:text-properties fo:color="#ff3366" fo:font-style="normal" style:text-underline-style="none" fo:font-weight="normal" officeooo:rsid="004c40ea" officeooo:paragraph-rsid="004c40e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style:writing-mode="lr-tb"/>
      <style:text-properties fo:color="#ff3366" fo:font-style="normal" style:text-underline-style="none" fo:font-weight="normal" officeooo:rsid="00500393" officeooo:paragraph-rsid="00500393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style:writing-mode="lr-tb"/>
      <style:text-properties fo:color="#ff3366" fo:font-style="normal" style:text-underline-style="none" fo:font-weight="normal" officeooo:rsid="005372c1" officeooo:paragraph-rsid="005372c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style:writing-mode="lr-tb"/>
      <style:text-properties fo:color="#ff3366" fo:font-style="normal" style:text-underline-style="none" fo:font-weight="normal" officeooo:rsid="0054c87f" officeooo:paragraph-rsid="0054c87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style:writing-mode="lr-tb"/>
      <style:text-properties fo:color="#ff3366" fo:font-style="normal" style:text-underline-style="none" fo:font-weight="normal" officeooo:rsid="005967bc" officeooo:paragraph-rsid="005967b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style:writing-mode="lr-tb"/>
      <style:text-properties fo:color="#ff3366" fo:font-style="normal" style:text-underline-style="none" fo:font-weight="bold" officeooo:rsid="005104e3" officeooo:paragraph-rsid="005104e3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style:writing-mode="lr-tb"/>
      <style:text-properties fo:color="#ce181e" style:text-underline-style="none" fo:font-weight="normal" officeooo:rsid="00567f6b" officeooo:paragraph-rsid="00567f6b" style:font-weight-asian="normal" style:font-weight-complex="normal"/>
    </style:style>
    <style:style style:name="P45" style:family="paragraph" style:parent-style-name="Standard">
      <style:paragraph-properties style:writing-mode="lr-tb"/>
      <style:text-properties fo:color="#ce181e" style:text-underline-style="none" fo:font-weight="normal" officeooo:rsid="0054ae6b" officeooo:paragraph-rsid="0054ae6b" style:font-weight-asian="normal" style:font-weight-complex="normal"/>
    </style:style>
    <style:style style:name="P46" style:family="paragraph" style:parent-style-name="Standard" style:list-style-name="L1">
      <style:text-properties style:text-underline-style="none" fo:font-weight="normal" officeooo:rsid="000f648f" officeooo:paragraph-rsid="000f648f" style:font-weight-asian="normal" style:font-weight-complex="normal"/>
    </style:style>
    <style:style style:name="P47" style:family="paragraph" style:parent-style-name="Standard" style:list-style-name="L1">
      <style:paragraph-properties style:writing-mode="lr-tb"/>
      <style:text-properties style:text-underline-style="none" fo:font-weight="normal" officeooo:rsid="000f648f" officeooo:paragraph-rsid="00548208" style:font-weight-asian="normal" style:font-weight-complex="normal"/>
    </style:style>
    <style:style style:name="P48" style:family="paragraph" style:parent-style-name="Standard" style:list-style-name="L1">
      <style:paragraph-properties style:writing-mode="lr-tb"/>
      <style:text-properties style:text-underline-style="none" fo:font-weight="normal" officeooo:rsid="000f648f" officeooo:paragraph-rsid="000f648f" style:font-weight-asian="normal" style:font-weight-complex="normal"/>
    </style:style>
    <style:style style:name="P49" style:family="paragraph" style:parent-style-name="Standard" style:list-style-name="L2">
      <style:paragraph-properties style:writing-mode="lr-tb"/>
      <style:text-properties style:text-underline-style="none" fo:font-weight="normal" officeooo:rsid="000f6bf3" officeooo:paragraph-rsid="000f648f" style:font-weight-asian="normal" style:font-weight-complex="normal"/>
    </style:style>
    <style:style style:name="P50" style:family="paragraph" style:parent-style-name="Standard" style:list-style-name="L2">
      <style:paragraph-properties style:writing-mode="lr-tb"/>
      <style:text-properties style:text-underline-style="none" fo:font-weight="normal" officeooo:rsid="00105b87" officeooo:paragraph-rsid="000f648f" style:font-weight-asian="normal" style:font-weight-complex="normal"/>
    </style:style>
    <style:style style:name="P51" style:family="paragraph" style:parent-style-name="Standard" style:list-style-name="L2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52" style:family="paragraph" style:parent-style-name="Standard" style:list-style-name="L3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53" style:family="paragraph" style:parent-style-name="Standard" style:list-style-name="L2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54" style:family="paragraph" style:parent-style-name="Standard" style:list-style-name="L3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55" style:family="paragraph" style:parent-style-name="Standard" style:list-style-name="L3">
      <style:paragraph-properties style:writing-mode="lr-tb"/>
      <style:text-properties style:text-underline-style="none" fo:font-weight="normal" officeooo:rsid="00159626" officeooo:paragraph-rsid="00159626" style:font-weight-asian="normal" style:font-weight-complex="normal"/>
    </style:style>
    <style:style style:name="P56" style:family="paragraph" style:parent-style-name="Standard" style:list-style-name="L3">
      <style:paragraph-properties style:writing-mode="lr-tb"/>
      <style:text-properties fo:font-style="normal" style:text-underline-style="none" fo:font-weight="normal" officeooo:rsid="0010c94f" officeooo:paragraph-rsid="005967bc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2574e" officeooo:paragraph-rsid="0012574e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094f7" officeooo:paragraph-rsid="005967b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style:writing-mode="lr-tb"/>
      <style:text-properties fo:font-style="normal" style:text-underline-style="none" fo:font-weight="normal" officeooo:rsid="001094f7" officeooo:paragraph-rsid="005967bc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59626" officeooo:paragraph-rsid="00159626" style:font-style-asian="normal" style:font-weight-asian="normal" style:font-style-complex="normal" style:font-weight-complex="normal"/>
    </style:style>
    <style:style style:name="P61" style:family="paragraph" style:parent-style-name="Standard" style:list-style-name="L6">
      <style:paragraph-properties style:writing-mode="lr-tb"/>
      <style:text-properties fo:font-style="normal" style:text-underline-style="none" fo:font-weight="normal" officeooo:rsid="0018eb75" officeooo:paragraph-rsid="0018eb75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paragraph-properties style:writing-mode="lr-tb"/>
      <style:text-properties fo:font-style="normal" style:text-underline-style="none" fo:font-weight="normal" officeooo:rsid="001c7386" officeooo:paragraph-rsid="001c7386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paragraph-properties style:writing-mode="lr-tb"/>
      <style:text-properties fo:font-style="normal" style:text-underline-style="none" fo:font-weight="normal" officeooo:rsid="004535f3" officeooo:paragraph-rsid="004535f3" style:font-style-asian="normal" style:font-weight-asian="normal" style:font-style-complex="normal" style:font-weight-complex="normal"/>
    </style:style>
    <style:style style:name="P64" style:family="paragraph" style:parent-style-name="Standard" style:list-style-name="L6">
      <style:paragraph-properties style:writing-mode="lr-tb"/>
      <style:text-properties fo:font-style="normal" style:text-underline-style="none" fo:font-weight="normal" officeooo:rsid="00191cda" officeooo:paragraph-rsid="00468a9a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paragraph-properties style:writing-mode="lr-tb"/>
      <style:text-properties fo:font-style="normal" style:text-underline-style="none" fo:font-weight="normal" officeooo:rsid="00191cda" officeooo:paragraph-rsid="00191cda" style:font-style-asian="normal" style:font-weight-asian="normal" style:font-style-complex="normal" style:font-weight-complex="normal"/>
    </style:style>
    <style:style style:name="P66" style:family="paragraph" style:parent-style-name="Standard" style:list-style-name="L9">
      <style:paragraph-properties style:writing-mode="lr-tb"/>
      <style:text-properties fo:font-style="normal" style:text-underline-style="none" fo:font-weight="normal" officeooo:rsid="0042ce8a" officeooo:paragraph-rsid="0042ce8a" style:font-style-asian="normal" style:font-weight-asian="normal" style:font-style-complex="normal" style:font-weight-complex="normal"/>
    </style:style>
    <style:style style:name="P67" style:family="paragraph" style:parent-style-name="Standard" style:list-style-name="L10">
      <style:paragraph-properties style:writing-mode="lr-tb"/>
      <style:text-properties fo:font-style="normal" style:text-underline-style="none" fo:font-weight="normal" officeooo:rsid="001dc1cf" officeooo:paragraph-rsid="001dc1cf" style:font-style-asian="normal" style:font-weight-asian="normal" style:font-style-complex="normal" style:font-weight-complex="normal"/>
    </style:style>
    <style:style style:name="P68" style:family="paragraph" style:parent-style-name="Standard" style:list-style-name="L11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69" style:family="paragraph" style:parent-style-name="Standard" style:list-style-name="L12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70" style:family="paragraph" style:parent-style-name="Standard" style:list-style-name="L13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71" style:family="paragraph" style:parent-style-name="Standard" style:list-style-name="L13">
      <style:paragraph-properties style:writing-mode="lr-tb"/>
      <style:text-properties fo:font-style="normal" style:text-underline-style="none" fo:font-weight="normal" officeooo:rsid="00491e90" officeooo:paragraph-rsid="00491e90" style:font-style-asian="normal" style:font-weight-asian="normal" style:font-style-complex="normal" style:font-weight-complex="normal"/>
    </style:style>
    <style:style style:name="P72" style:family="paragraph" style:parent-style-name="Standard" style:list-style-name="L14">
      <style:paragraph-properties style:writing-mode="lr-tb"/>
      <style:text-properties fo:font-style="normal" style:text-underline-style="none" fo:font-weight="normal" officeooo:rsid="005967bc" officeooo:paragraph-rsid="005967bc" style:font-style-asian="normal" style:font-weight-asian="normal" style:font-style-complex="normal" style:font-weight-complex="normal"/>
    </style:style>
    <style:style style:name="P73" style:family="paragraph" style:parent-style-name="Standard" style:list-style-name="L15">
      <style:paragraph-properties style:writing-mode="lr-tb"/>
      <style:text-properties fo:font-style="normal" style:text-underline-style="none" fo:font-weight="normal" officeooo:rsid="005967bc" officeooo:paragraph-rsid="005967bc" style:font-style-asian="normal" style:font-weight-asian="normal" style:font-style-complex="normal" style:font-weight-complex="normal"/>
    </style:style>
    <style:style style:name="P74" style:family="paragraph" style:parent-style-name="Standard" style:list-style-name="L16">
      <style:paragraph-properties style:writing-mode="lr-tb"/>
      <style:text-properties fo:font-style="normal" style:text-underline-style="none" fo:font-weight="normal" officeooo:rsid="0021c810" officeooo:paragraph-rsid="0021c810" style:font-style-asian="normal" style:font-weight-asian="normal" style:font-style-complex="normal" style:font-weight-complex="normal"/>
    </style:style>
    <style:style style:name="P75" style:family="paragraph" style:parent-style-name="Standard" style:list-style-name="L16">
      <style:paragraph-properties style:writing-mode="lr-tb"/>
      <style:text-properties fo:font-style="normal" style:text-underline-style="none" fo:font-weight="normal" officeooo:rsid="00406796" officeooo:paragraph-rsid="00406796" style:font-style-asian="normal" style:font-weight-asian="normal" style:font-style-complex="normal" style:font-weight-complex="normal"/>
    </style:style>
    <style:style style:name="P76" style:family="paragraph" style:parent-style-name="Standard" style:list-style-name="L6">
      <style:paragraph-properties style:writing-mode="lr-tb"/>
      <style:text-properties fo:font-style="normal" style:text-underline-style="none" fo:font-weight="bold" officeooo:rsid="00191cda" officeooo:paragraph-rsid="00468a9a" style:font-style-asian="normal" style:font-weight-asian="bold" style:font-style-complex="normal" style:font-weight-complex="bold"/>
    </style:style>
    <style:style style:name="P77" style:family="paragraph" style:parent-style-name="Standard" style:list-style-name="L5">
      <style:paragraph-properties style:writing-mode="lr-tb"/>
      <style:text-properties fo:font-style="normal" fo:font-weight="normal" officeooo:rsid="00159626" officeooo:paragraph-rsid="00159626" style:font-style-asian="normal" style:font-weight-asian="normal" style:font-style-complex="normal" style:font-weight-complex="normal"/>
    </style:style>
    <style:style style:name="P78" style:family="paragraph" style:parent-style-name="Standard" style:list-style-name="L5">
      <style:paragraph-properties style:writing-mode="lr-tb"/>
      <style:text-properties fo:font-style="normal" fo:font-weight="normal" officeooo:rsid="001c7386" officeooo:paragraph-rsid="001c7386" style:font-style-asian="normal" style:font-weight-asian="normal" style:font-style-complex="normal" style:font-weight-complex="normal"/>
    </style:style>
    <style:style style:name="P79" style:family="paragraph" style:parent-style-name="Standard" style:list-style-name="L4">
      <style:paragraph-properties style:writing-mode="lr-tb"/>
      <style:text-properties officeooo:paragraph-rsid="0012574e"/>
    </style:style>
    <style:style style:name="P80" style:family="paragraph" style:parent-style-name="Standard" style:list-style-name="L5">
      <style:paragraph-properties style:writing-mode="lr-tb"/>
      <style:text-properties fo:font-style="italic" fo:font-weight="normal" officeooo:rsid="00159626" officeooo:paragraph-rsid="00159626" style:font-style-asian="italic" style:font-weight-asian="normal" style:font-style-complex="italic" style:font-weight-complex="normal"/>
    </style:style>
    <style:style style:name="P81" style:family="paragraph" style:parent-style-name="Standard" style:list-style-name="L4">
      <style:paragraph-properties style:writing-mode="lr-tb"/>
      <style:text-properties fo:color="#ff6600" fo:font-style="normal" style:text-underline-style="none" fo:font-weight="bold" officeooo:rsid="005a8467" officeooo:paragraph-rsid="005a8467" style:font-style-asian="normal" style:font-weight-asian="bold" style:font-style-complex="normal" style:font-weight-complex="bold"/>
    </style:style>
    <style:style style:name="T1" style:family="text">
      <style:text-properties officeooo:rsid="000f648f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bf3" style:font-weight-asian="bold" style:font-weight-complex="bold"/>
    </style:style>
    <style:style style:name="T5" style:family="text">
      <style:text-properties fo:font-weight="bold" officeooo:rsid="00105b87" style:font-weight-asian="bold" style:font-weight-complex="bold"/>
    </style:style>
    <style:style style:name="T6" style:family="text">
      <style:text-properties fo:font-weight="bold" officeooo:rsid="001094f7" style:font-weight-asian="bold" style:font-weight-complex="bold"/>
    </style:style>
    <style:style style:name="T7" style:family="text">
      <style:text-properties fo:font-weight="bold" officeooo:rsid="0010c94f" style:font-weight-asian="bold" style:font-weight-complex="bold"/>
    </style:style>
    <style:style style:name="T8" style:family="text">
      <style:text-properties fo:font-weight="bold" officeooo:rsid="00159626" style:font-weight-asian="bold" style:font-weight-complex="bold"/>
    </style:style>
    <style:style style:name="T9" style:family="text">
      <style:text-properties fo:font-weight="bold" officeooo:rsid="001de44c" style:font-weight-asian="bold" style:font-weight-complex="bold"/>
    </style:style>
    <style:style style:name="T10" style:family="text">
      <style:text-properties fo:font-weight="bold" officeooo:rsid="0021c810" style:font-weight-asian="bold" style:font-weight-complex="bold"/>
    </style:style>
    <style:style style:name="T11" style:family="text">
      <style:text-properties fo:font-weight="bold" officeooo:rsid="0042ce8a" style:font-weight-asian="bold" style:font-weight-complex="bold"/>
    </style:style>
    <style:style style:name="T12" style:family="text">
      <style:text-properties fo:font-weight="bold" officeooo:rsid="003dd930" style:font-weight-asian="bold" style:font-weight-complex="bold"/>
    </style:style>
    <style:style style:name="T13" style:family="text">
      <style:text-properties fo:font-weight="bold" officeooo:rsid="00468a9a" style:font-weight-asian="bold" style:font-weight-complex="bold"/>
    </style:style>
    <style:style style:name="T14" style:family="text">
      <style:text-properties fo:font-weight="bold" officeooo:rsid="0046a9f1" style:font-weight-asian="bold" style:font-weight-complex="bold"/>
    </style:style>
    <style:style style:name="T15" style:family="text">
      <style:text-properties fo:font-weight="bold" officeooo:rsid="005967bc" style:font-weight-asian="bold" style:font-weight-complex="bold"/>
    </style:style>
    <style:style style:name="T16" style:family="text">
      <style:text-properties officeooo:rsid="001094f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3846c" style:font-style-asian="normal" style:font-style-complex="normal"/>
    </style:style>
    <style:style style:name="T19" style:family="text">
      <style:text-properties fo:font-style="normal" officeooo:rsid="0018eb75" style:font-style-asian="normal" style:font-style-complex="normal"/>
    </style:style>
    <style:style style:name="T20" style:family="text">
      <style:text-properties fo:font-style="normal" officeooo:rsid="00191cda" style:font-style-asian="normal" style:font-style-complex="normal"/>
    </style:style>
    <style:style style:name="T21" style:family="text">
      <style:text-properties fo:font-style="normal" officeooo:rsid="005967bc" style:font-style-asian="normal" style:font-style-complex="normal"/>
    </style:style>
    <style:style style:name="T22" style:family="text">
      <style:text-properties fo:font-style="normal" fo:font-weight="bold" officeooo:rsid="0010c94f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2574e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normal" officeooo:rsid="0010c94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2574e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3846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5967b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officeooo:rsid="00159626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18eb75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c7386" style:font-style-asian="normal" style:font-weight-asian="bold" style:font-style-complex="normal" style:font-weight-complex="bold"/>
    </style:style>
    <style:style style:name="T31" style:family="text">
      <style:text-properties officeooo:rsid="0013846c"/>
    </style:style>
    <style:style style:name="T32" style:family="text">
      <style:text-properties officeooo:rsid="00159626"/>
    </style:style>
    <style:style style:name="T33" style:family="text">
      <style:text-properties officeooo:rsid="00178d4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78d47" style:font-style-asian="italic" style:font-style-complex="italic"/>
    </style:style>
    <style:style style:name="T36" style:family="text">
      <style:text-properties officeooo:rsid="0018eb75"/>
    </style:style>
    <style:style style:name="T37" style:family="text">
      <style:text-properties officeooo:rsid="00191cda"/>
    </style:style>
    <style:style style:name="T38" style:family="text">
      <style:text-properties officeooo:rsid="001dc1cf"/>
    </style:style>
    <style:style style:name="T39" style:family="text">
      <style:text-properties officeooo:rsid="001de44c"/>
    </style:style>
    <style:style style:name="T40" style:family="text">
      <style:text-properties officeooo:rsid="0026f16f"/>
    </style:style>
    <style:style style:name="T41" style:family="text">
      <style:text-properties officeooo:rsid="00286f08"/>
    </style:style>
    <style:style style:name="T42" style:family="text">
      <style:text-properties officeooo:rsid="0041357c"/>
    </style:style>
    <style:style style:name="T43" style:family="text">
      <style:text-properties officeooo:rsid="0042ce8a"/>
    </style:style>
    <style:style style:name="T44" style:family="text">
      <style:text-properties officeooo:rsid="0046a9f1"/>
    </style:style>
    <style:style style:name="T45" style:family="text">
      <style:text-properties officeooo:rsid="00491e90"/>
    </style:style>
    <style:style style:name="T46" style:family="text">
      <style:text-properties officeooo:rsid="004e33aa"/>
    </style:style>
    <style:style style:name="T47" style:family="text">
      <style:text-properties officeooo:rsid="005192fa"/>
    </style:style>
    <style:style style:name="T48" style:family="text">
      <style:text-properties officeooo:rsid="005385bd"/>
    </style:style>
    <style:style style:name="T49" style:family="text">
      <style:text-properties officeooo:rsid="005967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ster thesis structur<text:span text:style-name="T33">al</text:span> <text:span text:style-name="T1">organization</text:span> test</text:p>
      <text:p text:style-name="P1"/>
      <text:p text:style-name="P10"><text:span text:style-name="T31">THEORY</text:span>: ~<text:span text:style-name="T36">20</text:span> pages?<text:tab/></text:p>
      <text:p text:style-name="P10"/>
      <text:p text:style-name="P2"><text:span text:style-name="T2">1. </text:span><text:span text:style-name="T3">Introduction </text:span><text:span text:style-name="T5">(</text:span><text:span text:style-name="T7">3-</text:span><text:span text:style-name="T5">4 pages)</text:span></text:p>
      <text:p text:style-name="P3"/>
      <text:list xml:id="list310428535" text:style-name="L1">
        <text:list-item>
          <text:p text:style-name="P46">The story of the workshop in Germany</text:p>
          <text:list>
            <text:list-item>
              <text:p text:style-name="P46">Decrease number of references, more personal. (2 pages)</text:p>
            </text:list-item>
          </text:list>
        </text:list-item>
        <text:list-item>
          <text:p text:style-name="P46">A summary of the work done that ends with the research question:</text:p>
          <text:list>
            <text:list-item>
              <text:p text:style-name="P47">Is soft robotic telepresence a basis for inter-corporeality that can alleviate and incarnate the fetishized image of the stranger? (1-2 pages)</text:p>
            </text:list-item>
          </text:list>
        </text:list-item>
      </text:list>
      <text:p text:style-name="P6"/>
      <text:p text:style-name="P44">Maybe always go back to this intro <text:span text:style-name="T49">motivation</text:span></text:p>
      <text:list xml:id="list122232811978803" text:continue-numbering="true" text:style-name="L1">
        <text:list-header>
          <text:p text:style-name="P48"/>
        </text:list-header>
      </text:list>
      <text:p text:style-name="P5">2. <text:span text:style-name="T4">What lead to this problem? </text:span><text:span text:style-name="T3">Politics of emotion and stranger </text:span><text:span text:style-name="T4">fetishism </text:span><text:span text:style-name="T5">(</text:span><text:span text:style-name="T6">3-</text:span><text:span text:style-name="T5">4 pages)</text:span></text:p>
      <text:list xml:id="list4049725324" text:style-name="L2">
        <text:list-item>
          <text:p text:style-name="P49">Basically why having body-less identity politics is a problem</text:p>
        </text:list-item>
        <text:list-item>
          <text:p text:style-name="P50">Sarah Ahmed and stranger fetishism (Strange encounters, cultural politics of emotion)</text:p>
        </text:list-item>
        <text:list-item>
          <text:p text:style-name="P51">The nature of prejudice.</text:p>
        </text:list-item>
        <text:list-item>
          <text:p text:style-name="P51">Maybe something from co<text:span text:style-name="T16">r</text:span>poreal generosity? Derida?</text:p>
        </text:list-item>
        <text:list-item>
          <text:p text:style-name="P53">Some more on fetishism from Marx and Freud?</text:p>
          <text:p text:style-name="P51"/>
        </text:list-item>
      </text:list>
      <text:p text:style-name="P8">3. <text:span text:style-name="T3">The importance of the body / carnal / inter-corporeality – Metaphysical perspective </text:span><text:span text:style-name="T6">(</text:span><text:span text:style-name="T8">3-4</text:span><text:span text:style-name="T6"> pages)</text:span></text:p>
      <text:list xml:id="list671270090" text:style-name="L3">
        <text:list-item>
          <text:p text:style-name="P52">Merleau-Ponty – Visible and Invisible. <text:span text:style-name="T16">Starting from the basics of object-subject, Being, Existentialism.</text:span></text:p>
        </text:list-item>
        <text:list-item>
          <text:p text:style-name="P54">Emphasis on the notion of Flesh and Inter-corporeality, <text:span text:style-name="T32">expression</text:span>., <text:span text:style-name="T32">language.</text:span></text:p>
        </text:list-item>
        <text:list-item>
          <text:p text:style-name="P55">Maybe also here from corporeal geneorsity.</text:p>
        </text:list-item>
        <text:list-item>
          <text:p text:style-name="P56">Ending with the question – can we induce massive scale incarnation using technology?</text:p>
        </text:list-item>
      </text:list>
      <text:p text:style-name="P11"/>
      <text:p text:style-name="P45"/>
      <text:p text:style-name="P24"/>
      <text:p text:style-name="P12"><text:span text:style-name="T21">4</text:span><text:span text:style-name="T17">. </text:span><text:span text:style-name="T22">Postphenomenology – The possibility of the Techno Flesh </text:span><text:span text:style-name="T23">(3 pages)</text:span></text:p>
      <text:list xml:id="list3990188638" text:style-name="L4">
        <text:list-item>
          <text:p text:style-name="P79"><text:span text:style-name="T24">R</text:span><text:span text:style-name="T25">e-embodiment, Techo-Flesh, the blind man’s cane (verbeek etc)</text:span></text:p>
        </text:list-item>
        <text:list-item>
          <text:p text:style-name="P57">The difference between virtual reality/game embodiment and robot telepresence.</text:p>
        </text:list-item>
        <text:list-item>
          <text:p text:style-name="P58"><text:span text:style-name="T49">Reference </text:span>Simone Weil, <text:span text:style-name="T49">perhaps <text:s/>“Logic of Incarnation in Merleau Ponty” .</text:span></text:p>
          <text:p text:style-name="P58"/>
        </text:list-item>
        <text:list-item>
          <text:p text:style-name="P81">The counter side – research of human to human synchronization – Ruth Feldman.</text:p>
        </text:list-item>
      </text:list>
      <text:p text:style-name="P59"/>
      <text:p text:style-name="P59"/>
      <text:list xml:id="list122233009990240" text:continue-numbering="true" text:style-name="L4">
        <text:list-item>
          <text:p text:style-name="P60">Should end with the decision to produce a robotic telepresence</text:p>
        </text:list-item>
      </text:list>
      <text:p text:style-name="P23"/>
      <text:p text:style-name="P38">Dewy? Feeling the world through <text:span text:style-name="T49">instruments.</text:span></text:p>
      <text:p text:style-name="P41">Maybe switch order of 5 and 6</text:p>
      <text:p text:style-name="P38"/>
      <text:p text:style-name="P37"><text:span text:style-name="T27">5</text:span><text:span text:style-name="T26">. </text:span><text:span text:style-name="T28">Aesthetics and Politics – </text:span><text:span text:style-name="T29">C</text:span><text:span text:style-name="T28">an such a robot be effective as an art installation? (4-</text:span><text:span text:style-name="T30">5</text:span><text:span text:style-name="T28"> pages)</text:span></text:p>
      <text:list xml:id="list3407795095" text:style-name="L5">
        <text:list-item>
          <text:p text:style-name="P80">Orthogonal Aesthetics</text:p>
        </text:list-item>
        <text:list-item>
          <text:p text:style-name="P77">Non linear dynamics.</text:p>
        </text:list-item>
        <text:list-item>
          <text:p text:style-name="P77"><text:span text:style-name="T33">Serres - </text:span><text:span text:style-name="T34">Parasite</text:span>.</text:p>
        </text:list-item>
        <text:list-item>
          <text:p text:style-name="P77">Chantal Mouffe – <text:span text:style-name="T35">Public space</text:span>. * <text:span text:style-name="T38">Reference mishu.im.</text:span></text:p>
        </text:list-item>
        <text:list-item>
          <text:p text:style-name="P77"><text:soft-page-break/>Ranciere - <text:span text:style-name="T35">Logos</text:span>.</text:p>
        </text:list-item>
        <text:list-item>
          <text:p text:style-name="P77">Edwardo Katz – <text:span text:style-name="T35">Dialogism</text:span><text:span text:style-name="T33">.</text:span></text:p>
        </text:list-item>
        <text:list-item>
          <text:p text:style-name="P78">References previous work.</text:p>
        </text:list-item>
        <text:list-item>
          <text:p text:style-name="P77">Ending with a positive out look for an orthogonal, parasitic installation that facilitates political discussion and movement.</text:p>
        </text:list-item>
      </text:list>
      <text:p text:style-name="P14"/>
      <text:p text:style-name="P14"/>
      <text:p text:style-name="P14"/>
      <text:p text:style-name="P14"/>
      <text:p text:style-name="P9"><text:span text:style-name="T17">HITODAM</text:span><text:span text:style-name="T18">A – CONCEPT </text:span><text:span text:style-name="T19">DESIG</text:span><text:span text:style-name="T20">N - <text:s/>~ 10 pages?</text:span></text:p>
      <text:p text:style-name="P25"/>
      <text:p text:style-name="P26"/>
      <text:p text:style-name="P26"><text:span text:style-name="T49">6</text:span>. Design <text:span text:style-name="T36">considerations – the problems at hand. (~ 3 pages)</text:span></text:p>
      <text:p text:style-name="P25"/>
      <text:list xml:id="list2589921543" text:style-name="L6">
        <text:list-item>
          <text:p text:style-name="P61">Mode of interaction/control - Desktop/<text:span text:style-name="T37">Mobile</text:span> to Robot / Robot to Robot <text:s/>(<text:span text:style-name="T3">2 pages)</text:span></text:p>
          <text:list>
            <text:list-item>
              <text:p text:style-name="P62">Reference the midburn work.</text:p>
            </text:list-item>
          </text:list>
        </text:list-item>
        <text:list-item>
          <text:p text:style-name="P61">Robot material and actuation <text:s/>(<text:span text:style-name="T3">2 pages)</text:span></text:p>
          <text:list>
            <text:list-item>
              <text:p text:style-name="P62">Reference the Nao work</text:p>
            </text:list-item>
          </text:list>
        </text:list-item>
      </text:list>
      <text:p text:style-name="P13"/>
      <text:p text:style-name="P22"><text:span text:style-name="T15">7</text:span>. <text:s/><text:span text:style-name="T3">Soft robotics, a new materiality. </text:span><text:span text:style-name="T13">(~ 2 pages)</text:span></text:p>
      <text:list xml:id="list4085400392" text:style-name="L7">
        <text:list-item>
          <text:p text:style-name="P63">Jonas </text:p>
        </text:list-item>
        <text:list-item>
          <text:p text:style-name="P63">Ted lecture</text:p>
        </text:list-item>
      </text:list>
      <text:p text:style-name="P36"/>
      <text:p text:style-name="P22"><text:span text:style-name="T15">8</text:span><text:span text:style-name="T3">. Hitodama – concept design </text:span><text:span text:style-name="T13">(~3-4 pages)</text:span></text:p>
      <text:list xml:id="list122232519876180" text:continue-list="list2589921543" text:style-name="L6">
        <text:list-item>
          <text:p text:style-name="P64">Robot figure – Japanese human spirit / Axolotl <text:span text:style-name="T3">(1-2 pages)</text:span></text:p>
        </text:list-item>
        <text:list-item>
          <text:p text:style-name="P64">Robot interaction – Hands touchi<text:span text:style-name="T46">n</text:span>g, translation etc <text:span text:style-name="T3">(1-2 pages)</text:span></text:p>
        </text:list-item>
        <text:list-item>
          <text:p text:style-name="P76">Robot expression – intro to next chapter</text:p>
        </text:list-item>
      </text:list>
      <text:p text:style-name="P13"/>
      <text:p text:style-name="P27"><text:span text:style-name="T49">9</text:span>. <text:s/>Animalistic expression and body language (2-3 pages)</text:p>
      <text:list xml:id="list4257118197" text:style-name="L8">
        <text:list-item>
          <text:p text:style-name="P65">Laban movement analysis</text:p>
        </text:list-item>
        <text:list-item>
          <text:p text:style-name="P65">Inflation method</text:p>
        </text:list-item>
        <text:list-item>
          <text:p text:style-name="P65">Non linearity of silicone</text:p>
        </text:list-item>
        <text:list-item>
          <text:p text:style-name="P65">References in Wiki</text:p>
        </text:list-item>
      </text:list>
      <text:p text:style-name="P13"/>
      <text:p text:style-name="P35"><text:span text:style-name="T44">10</text:span>. <text:s/>Cooperative interactions <text:span text:style-name="T45">and empathy (~2 pages)</text:span></text:p>
      <text:list xml:id="list882255481" text:style-name="L9">
        <text:list-item>
          <text:p text:style-name="P66">Music</text:p>
        </text:list-item>
        <text:list-item>
          <text:p text:style-name="P66">Games</text:p>
        </text:list-item>
        <text:list-item>
          <text:p text:style-name="P66">Joint physical actions.</text:p>
        </text:list-item>
        <text:list-item>
          <text:p text:style-name="P66">Reference to empathy papers.</text:p>
        </text:list-item>
      </text:list>
      <text:p text:style-name="P35"><text:tab/></text:p>
      <text:p text:style-name="P13"/>
      <text:p text:style-name="P21"><text:span text:style-name="T11">1</text:span><text:span text:style-name="T15">1</text:span>. <text:span text:style-name="T3">Case Study – Barrier breakout </text:span><text:span text:style-name="T12">game </text:span><text:span text:style-name="T3">(2 pages)</text:span></text:p>
      <text:p text:style-name="P13"/>
      <text:p text:style-name="P13"/>
      <text:p text:style-name="P15">HITODAM<text:span text:style-name="T31">A – IMPLEMENTATION - ~10 pages?<text:tab/></text:span></text:p>
      <text:p text:style-name="P15"/>
      <text:p text:style-name="P28"><text:span text:style-name="T43">12</text:span>. <text:span text:style-name="T38">First steps in Soft Robotics (1-2 pages)</text:span></text:p>
      <text:list xml:id="list3937004218" text:style-name="L10">
        <text:list-item>
          <text:p text:style-name="P67">Soft Robotics Workshop</text:p>
        </text:list-item>
        <text:list-item>
          <text:p text:style-name="P67">Japan / Suzumori</text:p>
          <text:p text:style-name="P67"/>
        </text:list-item>
      </text:list>
      <text:p text:style-name="P16"><text:span text:style-name="T14">1</text:span><text:span text:style-name="T15">3</text:span>. <text:span text:style-name="T9">Creation of the </text:span><text:span text:style-name="T3">Head / face </text:span><text:span text:style-name="T9">(3 pages without images</text:span><text:span text:style-name="T39">)</text:span></text:p>
      <text:list xml:id="list1572253852" text:style-name="L11">
        <text:list-item>
          <text:p text:style-name="P68">Head mold</text:p>
        </text:list-item>
        <text:list-item>
          <text:p text:style-name="P68"><text:soft-page-break/>Face inflation</text:p>
        </text:list-item>
        <text:list-item>
          <text:p text:style-name="P68">Mouth ninjaflex</text:p>
        </text:list-item>
        <text:list-item>
          <text:p text:style-name="P68"/>
        </text:list-item>
      </text:list>
      <text:p text:style-name="P29">1<text:span text:style-name="T49">4</text:span>. Creation of the neck (2 pages without images)</text:p>
      <text:list xml:id="list3104480862" text:style-name="L12">
        <text:list-item>
          <text:p text:style-name="P69">2.5 generations</text:p>
        </text:list-item>
      </text:list>
      <text:p text:style-name="P17"/>
      <text:p text:style-name="P17"><text:span text:style-name="T3">1</text:span><text:span text:style-name="T15">5</text:span><text:span text:style-name="T3">. </text:span><text:span text:style-name="T10">Creation</text:span><text:span text:style-name="T3"> of the tail <text:s/></text:span><text:span text:style-name="T10">(1-2 pages without images)</text:span></text:p>
      <text:list xml:id="list419112337" text:style-name="L13">
        <text:list-item>
          <text:p text:style-name="P71">Mostly failures.</text:p>
        </text:list-item>
        <text:list-item>
          <text:p text:style-name="P70">2 generations</text:p>
          <text:p text:style-name="P70"/>
        </text:list-item>
      </text:list>
      <text:p text:style-name="P30">1<text:span text:style-name="T49">6</text:span>. Creation of the arm – <text:span text:style-name="T49">The final method for creating body parts</text:span> (<text:span text:style-name="T49">3-4</text:span> pages without images)</text:p>
      <text:list xml:id="list2234562240" text:style-name="L14">
        <text:list-item>
          <text:p text:style-name="P72">Latest methodology</text:p>
        </text:list-item>
      </text:list>
      <text:list xml:id="list3270948952" text:style-name="L15">
        <text:list-header>
          <text:p text:style-name="P73"/>
        </text:list-header>
      </text:list>
      <text:p text:style-name="P30"/>
      <text:p text:style-name="P30">1<text:span text:style-name="T44">8</text:span>. The software and electronics platform (<text:span text:style-name="T42">~3</text:span> pages)</text:p>
      <text:list xml:id="list837461673" text:style-name="L16">
        <text:list-item>
          <text:p text:style-name="P74">Use of RUST</text:p>
        </text:list-item>
        <text:list-item>
          <text:p text:style-name="P74">Use of WPE</text:p>
        </text:list-item>
        <text:list-item>
          <text:p text:style-name="P74">Arduino platform.</text:p>
        </text:list-item>
        <text:list-item>
          <text:p text:style-name="P75">Game implementation</text:p>
        </text:list-item>
        <text:list-item>
          <text:p text:style-name="P74">Connection diagram</text:p>
        </text:list-item>
      </text:list>
      <text:p text:style-name="P18"/>
      <text:p text:style-name="P18"/>
      <text:p text:style-name="P18"/>
      <text:p text:style-name="P18"/>
      <text:p text:style-name="P19">HITODAMA – USER TESTS &amp; RESULTS – <text:span text:style-name="T40">About 10 pages?</text:span></text:p>
      <text:p text:style-name="P19"/>
      <text:p text:style-name="P32"/>
      <text:p text:style-name="P32"><text:tab/></text:p>
      <text:p text:style-name="P32">1<text:span text:style-name="T44">9</text:span>. User test scenario <text:span text:style-name="T40">(2 pages)</text:span></text:p>
      <text:p text:style-name="P32"/>
      <text:p text:style-name="P42">Encounter between strangers, interview before? Interview after.</text:p>
      <text:p text:style-name="P39"/>
      <text:p text:style-name="P39">Gradual experiment, exposure of the product. Co-creation<text:span text:style-name="T47">(?)</text:span> in the end.</text:p>
      <text:p text:style-name="P43">Design research reference. </text:p>
      <text:p text:style-name="P43"/>
      <text:p text:style-name="P40">Phenomenological <text:span text:style-name="T48">(hermeneutical) <text:tab/></text:span>approach?</text:p>
      <text:p text:style-name="P40"/>
      <text:p text:style-name="P40">Interview a Palestinian artist/designer? </text:p>
      <text:p text:style-name="P32"/>
      <text:p text:style-name="P33"><text:span text:style-name="T44">20</text:span>. User test results (1-2 pages?)</text:p>
      <text:p text:style-name="P33"/>
      <text:p text:style-name="P33"/>
      <text:p text:style-name="P20"><text:span text:style-name="T43">21. </text:span>DISCUSSION (about 2 pages)</text:p>
      <text:p text:style-name="P20"/>
      <text:p text:style-name="P20"><text:span text:style-name="T43">22. </text:span>CONCLUSION <text:span text:style-name="T41">&amp; FUTURE WORK </text:span>(about <text:span text:style-name="T41">3</text:span> pages)</text:p>
      <text:p text:style-name="P31"/>
      <text:p text:style-name="P30"/>
      <text:p text:style-name="P18">APPENDIX – SOFT ROBOTIC RECIPES</text:p>
      <text:p text:style-name="P18"/>
      <text:p text:style-name="P18">APPENDIX – CODE AND SCHEMATICS</text:p>
      <text:p text:style-name="P29"/>
      <text:p text:style-name="P17"/>
      <text:p text:style-name="P29"><text:soft-page-break/></text:p>
      <text:p text:style-name="P34"/>
      <text:p text:style-name="P3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09:16.795044780</meta:creation-date>
    <dc:date>2018-10-07T12:22:08.604107472</dc:date>
    <meta:editing-duration>P1DT21H35M35S</meta:editing-duration>
    <meta:editing-cycles>39</meta:editing-cycles>
    <meta:generator>LibreOffice/6.0.3.2$Linux_X86_64 LibreOffice_project/00m0$Build-2</meta:generator>
    <meta:document-statistic meta:table-count="0" meta:image-count="0" meta:object-count="0" meta:page-count="4" meta:paragraph-count="102" meta:word-count="662" meta:character-count="4076" meta:non-whitespace-character-count="3533"/>
  </office:meta>
</office:document-meta>
</file>